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is is a True Story</text:p>
      <text:p text:style-name="Author">by Michael Czechowski</text:p>
      <text:p text:style-name="Date">Published in July 2017</text:p>
      <text:h text:style-name="Heading_20_1" text:outline-level="1">Heading</text:h>
      <text:h text:style-name="Heading_20_2" text:outline-level="2">Heading second order</text:h>
      <text:p text:style-name="First_20_paragraph">This is an <text:span text:style-name="T1">important</text:span> text about <text:span text:style-name="T2">italic</text:span> words beeing glued to conduct a whole paragraph of meaning and sense.</text:p>
      <text:list text:style-name="L1">
        <text:list-item>
          <text:p text:style-name="P1">Lists are easiely added by</text:p>
        </text:list-item>
        <text:list-item>
          <text:p text:style-name="P1">dashes infront of the line</text:p>
          <text:list text:style-name="L2">
            <text:list-item>
              <text:p text:style-name="P2">and can be wrapped into a second</text:p>
              <text:list text:style-name="L3">
                <text:list-item>
                  <text:p text:style-name="P3">or even third order</text:p>
                </text:list-item>
              </text:list>
            </text:list-item>
          </text:list>
        </text:list-item>
        <text:list-item>
          <text:p text:style-name="P1">without any problems</text:p>
        </text:list-item>
      </text:list>
      <text:p text:style-name="Horizontal_20_Line"/>
      <text:p text:style-name="First_20_paragraph">Horizontal rules are added with <text:span text:style-name="T3">three dashes</text:span> like this one <text:span text:style-name="T4">---</text:span>.</text:p>
      <text:p text:style-name="Text_20_body">Everything else, that can be used in <text:span text:style-name="T5">Markdown</text:span> and <text:span text:style-name="T6">pandoc</text:span> can be found in the documentation: <text:a xlink:type="simple" xlink:href="http://#" office:name=""><text:span text:style-name="Definition">Pandoc Guid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is is a True Story</dc:title>
  </office:meta>
</office:document-meta>
</file>